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fc0e0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12pt" style:text-underline-style="none" officeooo:rsid="000fc0e0" officeooo:paragraph-rsid="000fc0e0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officeooo:rsid="000fc0e0" officeooo:paragraph-rsid="000fc0e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officeooo:paragraph-rsid="000fc0e0" style:font-size-asian="12pt" style:font-size-complex="12pt"/>
    </style:style>
    <style:style style:name="T1" style:family="text">
      <style:text-properties officeooo:rsid="000fc0e0"/>
    </style:style>
    <style:style style:name="T2" style:family="text">
      <style:text-properties fo:font-weight="bold"/>
    </style:style>
    <style:style style:name="T3" style:family="text">
      <style:text-properties officeooo:rsid="001079cb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fc0e0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0fc0e0" style:font-size-asian="12pt" style:font-size-complex="12pt"/>
    </style:style>
    <style:style style:name="T8" style:family="text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style:font-name="Liberation Serif" fo:font-size="12pt" style:text-underline-style="solid" style:text-underline-width="auto" style:text-underline-color="font-color" officeooo:rsid="000fc0e0" style:font-size-asian="12pt" style:font-size-complex="12pt"/>
    </style:style>
    <style:style style:name="T10" style:family="text">
      <style:text-properties style:font-name="Liberation Serif" fo:font-size="12pt" style:text-underline-style="none" style:font-size-asian="12pt" style:font-size-complex="12pt"/>
    </style:style>
    <style:style style:name="T11" style:family="text">
      <style:text-properties style:font-name="Liberation Serif" fo:font-size="12pt" style:text-underline-style="none" officeooo:rsid="000fc0e0" style:font-size-asian="12pt" style:font-size-complex="12pt"/>
    </style:style>
    <style:style style:name="T12" style:family="text">
      <style:text-properties fo:color="#000000" style:font-name="Liberation Serif" fo:font-size="12pt" style:text-underline-style="none" style:font-size-asian="12pt" style:font-size-complex="12pt"/>
    </style:style>
    <style:style style:name="T13" style:family="text">
      <style:text-properties fo:color="#000000" style:font-name="Liberation Serif" fo:font-size="12pt" style:text-underline-style="none" officeooo:rsid="000fc0e0" style:font-size-asian="12pt" style:font-size-complex="12pt"/>
    </style:style>
    <style:style style:name="T14" style:family="text">
      <style:text-properties fo:color="#000000" style:font-name="Liberation Serif" fo:font-size="12pt" style:text-underline-style="none" officeooo:rsid="001079cb" style:font-size-asian="12pt" style:font-size-complex="12pt"/>
    </style:style>
    <style:style style:name="T15" style:family="text">
      <style:text-properties fo:color="#000000" style:font-name="Liberation Serif"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color="#000000" style:font-name="Liberation Serif" fo:font-size="12pt" style:text-underline-style="solid" style:text-underline-width="auto" style:text-underline-color="font-color" officeooo:rsid="001079cb" style:font-size-asian="12pt" style:font-size-complex="12pt"/>
    </style:style>
    <style:style style:name="T17" style:family="text">
      <style:text-properties fo:color="#000000" style:font-name="Liberation Serif" fo:font-size="12pt" style:text-underline-style="solid" style:text-underline-width="auto" style:text-underline-color="font-color" officeooo:rsid="000fc0e0" style:font-size-asian="12pt" style:font-size-complex="12pt"/>
    </style:style>
    <style:style style:name="T18" style:family="text">
      <style:text-properties fo:color="#000000" style:font-name="Liberation Serif" fo:font-size="12pt" style:font-size-asian="12pt" style:font-size-complex="12pt"/>
    </style:style>
    <style:style style:name="T19" style:family="text">
      <style:text-properties fo:color="#000000" style:font-name="Liberation Serif" fo:font-size="12pt" officeooo:rsid="000fc0e0" style:font-size-asian="12pt" style:font-size-complex="12pt"/>
    </style:style>
    <style:style style:name="T20" style:family="text">
      <style:text-properties fo:color="#000000" style:font-name="Liberation Serif" fo:font-size="12pt" officeooo:rsid="001079cb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tividade de química</text:p>
      <text:p text:style-name="P2"/>
      <text:p text:style-name="P2"/>
      <text:p text:style-name="P3">1-e</text:p>
      <text:p text:style-name="P3">2-d</text:p>
      <text:p text:style-name="P4"><text:span text:style-name="T1">3-a)</text:span><text:span text:style-name="T2">Nylon 66</text:span> (também conhecido por <text:span text:style-name="T2">nylon 6-6</text:span>, <text:span text:style-name="T2">nylon 6/6</text:span> ou <text:span text:style-name="T2">nylon 6,6</text:span>) é um tipo de poliamida ou <text:span text:style-name="T2">nylon</text:span></text:p>
      <text:p text:style-name="P1"><text:span text:style-name="T13">b)</text:span><text:span text:style-name="T12">O nylon é obtido em diferentes combinações de </text:span><text:span text:style-name="T14">diaminas</text:span><text:span text:style-name="T12"> com </text:span><text:span text:style-name="T14">ácidos</text:span><text:a xlink:type="simple" xlink:href="https://pt.wikipedia.org/wiki/Ácido_carboxílico" text:style-name="Internet_20_link" text:visited-style-name="Visited_20_Internet_20_Link"> </text:a><text:span text:style-name="T12"><text:s/></text:span><text:span text:style-name="T14">dicarboxilicos</text:span><text:span text:style-name="T12">, sendo comuns a reação de</text:span><text:span text:style-name="T15"> </text:span><text:a xlink:type="simple" xlink:href="https://pt.wikipedia.org/wiki/Hexametilenodiamina" text:style-name="Internet_20_link" text:visited-style-name="Visited_20_Internet_20_Link">hexametilenodiami</text:a><text:a xlink:type="simple" xlink:href="https://pt.wikipedia.org/wiki/Hexametilenodiamina" text:style-name="Internet_20_link" text:visited-style-name="Visited_20_Internet_20_Link"><text:span text:style-name="T16">n</text:span></text:a><text:a xlink:type="simple" xlink:href="https://pt.wikipedia.org/wiki/Hexametilenodiamina" text:style-name="Internet_20_link" text:visited-style-name="Visited_20_Internet_20_Link"><text:span text:style-name="T15">a</text:span></text:a><text:span text:style-name="T12"> com o </text:span><text:a xlink:type="simple" xlink:href="https://pt.wikipedia.org/wiki/Ácido_adípico" text:style-name="Internet_20_link" text:visited-style-name="Visited_20_Internet_20_Link">ácido adípico</text:a><text:span text:style-name="T12"> ou com o </text:span><text:a xlink:type="simple" xlink:href="https://pt.wikipedia.org/wiki/Cloreto_de_adipoíla" text:style-name="Internet_20_link" text:visited-style-name="Visited_20_Internet_20_Link">cloreto de adipoíla</text:a><text:span text:style-name="T12">, para o nylon "6,6" (estes números referem-se ao número de carbonos de cada um de seus constituintes, e com o </text:span><text:a xlink:type="simple" xlink:href="https://pt.wikipedia.org/wiki/Ácido_sebácico" text:style-name="Internet_20_link" text:visited-style-name="Visited_20_Internet_20_Link">ácido sebácico</text:a><text:span text:style-name="T12"> ou o </text:span><text:a xlink:type="simple" xlink:href="https://pt.wikipedia.org/wiki/Dicloreto_de_ácido_sebácico" text:style-name="Internet_20_link" text:visited-style-name="Visited_20_Internet_20_Link">d</text:a><text:a xlink:type="simple" xlink:href="https://pt.wikipedia.org/wiki/Dicloreto_de_ácido_sebácico" text:style-name="Internet_20_link" text:visited-style-name="Visited_20_Internet_20_Link">icloreto de ácido sebácico</text:a><text:span text:style-name="T12">, alternativamente para obter o nylon "6,10", entre outras variações). </text:span></text:p>
      <text:p text:style-name="P3">c)</text:p>
      <text:p text:style-name="P3">d)<text:span text:style-name="T3">2,4 <text:s text:c="2"/>e 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0:39:05.870037782</meta:creation-date>
    <dc:date>2020-11-30T10:56:50.882310858</dc:date>
    <meta:editing-duration>PT7M35S</meta:editing-duration>
    <meta:editing-cycles>1</meta:editing-cycles>
    <meta:document-statistic meta:table-count="0" meta:image-count="0" meta:object-count="0" meta:page-count="1" meta:paragraph-count="7" meta:word-count="93" meta:character-count="547" meta:non-whitespace-character-count="457"/>
    <meta:generator>LibreOffice/6.4.6.2$Linux_X86_64 LibreOffice_project/40$Build-2</meta:generator>
  </office:meta>
</office:document-meta>
</file>